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25.467461489548" table:style-name="ce1">
            <text:p>25.46746149</text:p>
          </table:table-cell>
          <table:table-cell office:value-type="float" office:value="28.628541404957002" table:style-name="ce1">
            <text:p>28.6285414</text:p>
          </table:table-cell>
          <table:table-cell office:value-type="float" office:value="30.186775537482003" table:style-name="ce1">
            <text:p>30.18677554</text:p>
          </table:table-cell>
          <table:table-cell office:value-type="float" office:value="29.865079656311998" table:style-name="ce1">
            <text:p>29.86507966</text:p>
          </table:table-cell>
          <table:table-cell office:value-type="float" office:value="29.663854117583" table:style-name="ce1">
            <text:p>29.66385412</text:p>
          </table:table-cell>
          <table:table-cell office:value-type="float" office:value="29.502581886357" table:style-name="ce1">
            <text:p>29.50258189</text:p>
          </table:table-cell>
          <table:table-cell office:value-type="float" office:value="30.132036310754" table:style-name="ce1">
            <text:p>30.13203631</text:p>
          </table:table-cell>
          <table:table-cell office:value-type="float" office:value="29.632463114636998" table:style-name="ce1">
            <text:p>29.63246311</text:p>
          </table:table-cell>
          <table:table-cell office:value-type="float" office:value="29.443969318542997" table:style-name="ce1">
            <text:p>29.44396932</text:p>
          </table:table-cell>
          <table:table-cell office:value-type="float" office:value="26.227299688663003" table:style-name="ce1">
            <text:p>26.22729969</text:p>
          </table:table-cell>
          <table:table-cell office:value-type="float" office:value="26.573981565486005" table:style-name="ce1">
            <text:p>26.57398157</text:p>
          </table:table-cell>
          <table:table-cell office:value-type="float" office:value="30.052042565358001" table:style-name="ce1">
            <text:p>30.05204257</text:p>
          </table:table-cell>
          <table:table-cell office:value-type="float" office:value="19.611778999233" table:style-name="ce1">
            <text:p>19.611779</text:p>
          </table:table-cell>
          <table:table-cell office:value-type="float" office:value="12.049869455154999" table:style-name="ce1">
            <text:p>12.04986946</text:p>
          </table:table-cell>
          <table:table-cell office:value-type="float" office:value="12.374325290619998" table:style-name="ce1">
            <text:p>12.37432529</text:p>
          </table:table-cell>
          <table:table-cell office:value-type="float" office:value="12.374960355460001" table:style-name="ce1">
            <text:p>12.37496036</text:p>
          </table:table-cell>
          <table:table-cell office:value-type="float" office:value="25.116828427715003" table:style-name="ce1">
            <text:p>25.11682843</text:p>
          </table:table-cell>
          <table:table-cell office:value-type="float" office:value="26.567519597529003" table:style-name="ce1">
            <text:p>26.5675196</text:p>
          </table:table-cell>
          <table:table-cell office:value-type="float" office:value="23.377205062600002" table:style-name="ce1">
            <text:p>23.37720506</text:p>
          </table:table-cell>
          <table:table-cell office:value-type="float" office:value="24.929056694373003" table:style-name="ce1">
            <text:p>24.9290566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4.708597916589476" table:style-name="ce1">
            <text:p>34.70859792</text:p>
          </table:table-cell>
          <table:table-cell office:value-type="float" office:value="42.833922172504963" table:style-name="ce1">
            <text:p>42.83392217</text:p>
          </table:table-cell>
          <table:table-cell office:value-type="float" office:value="46.161660077912813" table:style-name="ce1">
            <text:p>46.16166008</text:p>
          </table:table-cell>
          <table:table-cell office:value-type="float" office:value="45.725714026444642" table:style-name="ce1">
            <text:p>45.72571403</text:p>
          </table:table-cell>
          <table:table-cell office:value-type="float" office:value="45.363601380829692" table:style-name="ce1">
            <text:p>45.36360138</text:p>
          </table:table-cell>
          <table:table-cell office:value-type="float" office:value="43.641016389781726" table:style-name="ce1">
            <text:p>43.64101639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44.494524579500663" table:style-name="ce1">
            <text:p>44.49452458</text:p>
          </table:table-cell>
          <table:table-cell office:value-type="float" office:value="44.771018458317748" table:style-name="ce1">
            <text:p>44.77101846</text:p>
          </table:table-cell>
          <table:table-cell office:value-type="float" office:value="37.118380300765999" table:style-name="ce1">
            <text:p>37.1183803</text:p>
          </table:table-cell>
          <table:table-cell office:value-type="float" office:value="38.092637824959922" table:style-name="ce1">
            <text:p>38.09263782</text:p>
          </table:table-cell>
          <table:table-cell office:value-type="float" office:value="45.464340766480277" table:style-name="ce1">
            <text:p>45.46434077</text:p>
          </table:table-cell>
          <table:table-cell office:value-type="float" office:value="23.19354682408748" table:style-name="ce1">
            <text:p>23.193546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34.617293169359314" table:style-name="ce1">
            <text:p>34.61729317</text:p>
          </table:table-cell>
          <table:table-cell office:value-type="float" office:value="37.695594645750447" table:style-name="ce1">
            <text:p>37.69559465</text:p>
          </table:table-cell>
          <table:table-cell office:value-type="float" office:value="30.490618339631094" table:style-name="ce1">
            <text:p>30.49061834</text:p>
          </table:table-cell>
          <table:table-cell office:value-type="float" office:value="32.966496497143758" table:style-name="ce1">
            <text:p>32.96649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8.9963024243139991" table:style-name="ce1">
            <text:p>8.996302424</text:p>
          </table:table-cell>
          <table:table-cell office:value-type="float" office:value="11.823903087886" table:style-name="ce1">
            <text:p>11.82390309</text:p>
          </table:table-cell>
          <table:table-cell office:value-type="float" office:value="12.416123324194" table:style-name="ce1">
            <text:p>12.41612332</text:p>
          </table:table-cell>
          <table:table-cell office:value-type="float" office:value="12.385328020335999" table:style-name="ce1">
            <text:p>12.38532802</text:p>
          </table:table-cell>
          <table:table-cell office:value-type="float" office:value="12.344263249551998" table:style-name="ce1">
            <text:p>12.34426325</text:p>
          </table:table-cell>
          <table:table-cell office:value-type="float" office:value="11.204075308737998" table:style-name="ce1">
            <text:p>11.20407531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11.872588591113999" table:style-name="ce1">
            <text:p>11.87258859</text:p>
          </table:table-cell>
          <table:table-cell office:value-type="float" office:value="12.352621825605999" table:style-name="ce1">
            <text:p>12.35262183</text:p>
          </table:table-cell>
          <table:table-cell office:value-type="float" office:value="10.131567544486" table:style-name="ce1">
            <text:p>10.13156754</text:p>
          </table:table-cell>
          <table:table-cell office:value-type="float" office:value="10.352621042859997" table:style-name="ce1">
            <text:p>10.35262104</text:p>
          </table:table-cell>
          <table:table-cell office:value-type="float" office:value="11.902449945754" table:style-name="ce1">
            <text:p>11.90244995</text:p>
          </table:table-cell>
          <table:table-cell office:value-type="float" office:value="7.2780276084819997" table:style-name="ce1">
            <text:p>7.2780276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9.9647772723339987" table:style-name="ce1">
            <text:p>9.964777272</text:p>
          </table:table-cell>
          <table:table-cell office:value-type="float" office:value="10.297589468836" table:style-name="ce1">
            <text:p>10.29758947</text:p>
          </table:table-cell>
          <table:table-cell office:value-type="float" office:value="8.4561769983879991" table:style-name="ce1">
            <text:p>8.456176998</text:p>
          </table:table-cell>
          <table:table-cell office:value-type="float" office:value="8.3896665667539985" table:style-name="ce1">
            <text:p>8.3896665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322523755654998" table:style-name="ce1">
            <text:p>40.32252376</text:p>
          </table:table-cell>
          <table:table-cell office:value-type="float" office:value="40.32657418542999" table:style-name="ce1">
            <text:p>40.32657419</text:p>
          </table:table-cell>
          <table:table-cell office:value-type="float" office:value="43.141692089035004" table:style-name="ce1">
            <text:p>43.14169209</text:p>
          </table:table-cell>
          <table:table-cell office:value-type="float" office:value="43.309294613740001" table:style-name="ce1">
            <text:p>43.30929461</text:p>
          </table:table-cell>
          <table:table-cell office:value-type="float" office:value="41.672839570580003" table:style-name="ce1">
            <text:p>41.67283957</text:p>
          </table:table-cell>
          <table:table-cell office:value-type="float" office:value="44.653807107609992" table:style-name="ce1">
            <text:p>44.65380711</text:p>
          </table:table-cell>
          <table:table-cell office:value-type="float" office:value="38.057051400564994" table:style-name="ce1">
            <text:p>38.0570514</text:p>
          </table:table-cell>
          <table:table-cell office:value-type="float" office:value="36.982893080784997" table:style-name="ce1">
            <text:p>36.98289308</text:p>
          </table:table-cell>
          <table:table-cell office:value-type="float" office:value="40.068371942984996" table:style-name="ce1">
            <text:p>40.06837194</text:p>
          </table:table-cell>
          <table:table-cell office:value-type="float" office:value="35.429052473269998" table:style-name="ce1">
            <text:p>35.42905247</text:p>
          </table:table-cell>
          <table:table-cell office:value-type="float" office:value="36.376162787489996" table:style-name="ce1">
            <text:p>36.37616279</text:p>
          </table:table-cell>
          <table:table-cell office:value-type="float" office:value="35.142659207474999" table:style-name="ce1">
            <text:p>35.14265921</text:p>
          </table:table-cell>
          <table:table-cell office:value-type="float" office:value="36.826287877379997" table:style-name="ce1">
            <text:p>36.82628788</text:p>
          </table:table-cell>
          <table:table-cell office:value-type="float" office:value="36.656510176140003" table:style-name="ce1">
            <text:p>36.65651018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035625345324995" table:style-name="ce1">
            <text:p>40.03562535</text:p>
          </table:table-cell>
          <table:table-cell office:value-type="float" office:value="40.885401818779997" table:style-name="ce1">
            <text:p>40.88540182</text:p>
          </table:table-cell>
          <table:table-cell office:value-type="float" office:value="41.734007904904999" table:style-name="ce1">
            <text:p>41.734007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9.865635540020008" table:style-name="ce1">
            <text:p>59.86563554</text:p>
          </table:table-cell>
          <table:table-cell office:value-type="float" office:value="63.978613318590007" table:style-name="ce1">
            <text:p>63.97861332</text:p>
          </table:table-cell>
          <table:table-cell office:value-type="float" office:value="63.742905380759993" table:style-name="ce1">
            <text:p>63.74290538</text:p>
          </table:table-cell>
          <table:table-cell office:value-type="float" office:value="63.45270637094" table:style-name="ce1">
            <text:p>63.45270637</text:p>
          </table:table-cell>
          <table:table-cell office:value-type="float" office:value="63.453605606889994" table:style-name="ce1">
            <text:p>63.45360561</text:p>
          </table:table-cell>
          <table:table-cell office:value-type="float" office:value="62.03424052482999" table:style-name="ce1">
            <text:p>62.03424052</text:p>
          </table:table-cell>
          <table:table-cell office:value-type="float" office:value="54.518562774979991" table:style-name="ce1">
            <text:p>54.51856277</text:p>
          </table:table-cell>
          <table:table-cell office:value-type="float" office:value="63.581183276730002" table:style-name="ce1">
            <text:p>63.58118328</text:p>
          </table:table-cell>
          <table:table-cell office:value-type="float" office:value="64.436133479069994" table:style-name="ce1">
            <text:p>64.43613348</text:p>
          </table:table-cell>
          <table:table-cell office:value-type="float" office:value="61.894509307629995" table:style-name="ce1">
            <text:p>61.89450931</text:p>
          </table:table-cell>
          <table:table-cell office:value-type="float" office:value="61.549769554239994" table:style-name="ce1">
            <text:p>61.54976955</text:p>
          </table:table-cell>
          <table:table-cell office:value-type="float" office:value="62.521826682919993" table:style-name="ce1">
            <text:p>62.52182668</text:p>
          </table:table-cell>
          <table:table-cell office:value-type="float" office:value="60.253779677789993" table:style-name="ce1">
            <text:p>60.25377968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60.613291602280007" table:style-name="ce1">
            <text:p>60.6132916</text:p>
          </table:table-cell>
          <table:table-cell office:value-type="float" office:value="63.969915568090009" table:style-name="ce1">
            <text:p>63.96991557</text:p>
          </table:table-cell>
          <table:table-cell office:value-type="float" office:value="62.566634253010001" table:style-name="ce1">
            <text:p>62.56663425</text:p>
          </table:table-cell>
          <table:table-cell office:value-type="float" office:value="60.793253298099998" table:style-name="ce1">
            <text:p>60.7932533</text:p>
          </table:table-cell>
          <table:table-cell office:value-type="float" office:value="59.679803648190003" table:style-name="ce1">
            <text:p>59.67980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8.923610821099999" table:style-name="ce1">
            <text:p>28.92361082</text:p>
          </table:table-cell>
          <table:table-cell office:value-type="float" office:value="29.84138736936" table:style-name="ce1">
            <text:p>29.84138737</text:p>
          </table:table-cell>
          <table:table-cell office:value-type="float" office:value="31.673537933620008" table:style-name="ce1">
            <text:p>31.67353793</text:p>
          </table:table-cell>
          <table:table-cell office:value-type="float" office:value="31.823401197620001" table:style-name="ce1">
            <text:p>31.8234012</text:p>
          </table:table-cell>
          <table:table-cell office:value-type="float" office:value="30.75214340438" table:style-name="ce1">
            <text:p>30.7521434</text:p>
          </table:table-cell>
          <table:table-cell office:value-type="float" office:value="32.154433939560001" table:style-name="ce1">
            <text:p>32.1544339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7.402670417720003" table:style-name="ce1">
            <text:p>27.40267042</text:p>
          </table:table-cell>
          <table:table-cell office:value-type="float" office:value="29.778053075600003" table:style-name="ce1">
            <text:p>29.77805308</text:p>
          </table:table-cell>
          <table:table-cell office:value-type="float" office:value="26.146302003460001" table:style-name="ce1">
            <text:p>26.146302</text:p>
          </table:table-cell>
          <table:table-cell office:value-type="float" office:value="26.797322349900004" table:style-name="ce1">
            <text:p>26.79732235</text:p>
          </table:table-cell>
          <table:table-cell office:value-type="float" office:value="26.048639920220001" table:style-name="ce1">
            <text:p>26.04863992</text:p>
          </table:table-cell>
          <table:table-cell office:value-type="float" office:value="26.992324237480002" table:style-name="ce1">
            <text:p>26.99232424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8.88634546646" table:style-name="ce1">
            <text:p>28.88634547</text:p>
          </table:table-cell>
          <table:table-cell office:value-type="float" office:value="29.172284001320001" table:style-name="ce1">
            <text:p>29.172284</text:p>
          </table:table-cell>
          <table:table-cell office:value-type="float" office:value="29.266395651299998" table:style-name="ce1">
            <text:p>29.26639565</text:p>
          </table:table-cell>
          <table:table-cell office:value-type="float" office:value="29.518109042260001" table:style-name="ce1">
            <text:p>29.51810904</text:p>
          </table:table-cell>
          <table:table-cell office:value-type="float" office:value="29.675159952100003" table:style-name="ce1">
            <text:p>29.675159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2.804398973456003" table:style-name="ce1">
            <text:p>22.80439897</text:p>
          </table:table-cell>
          <table:table-cell office:value-type="float" office:value="22.806689693536001" table:style-name="ce1">
            <text:p>22.80668969</text:p>
          </table:table-cell>
          <table:table-cell office:value-type="float" office:value="24.398779290832007" table:style-name="ce1">
            <text:p>24.39877929</text:p>
          </table:table-cell>
          <table:table-cell office:value-type="float" office:value="24.493566878848" table:style-name="ce1">
            <text:p>24.49356688</text:p>
          </table:table-cell>
          <table:table-cell office:value-type="float" office:value="23.568069922816001" table:style-name="ce1">
            <text:p>23.56806992</text:p>
          </table:table-cell>
          <table:table-cell office:value-type="float" office:value="25.253955760672003" table:style-name="ce1">
            <text:p>25.25395576</text:p>
          </table:table-cell>
          <table:table-cell office:value-type="float" office:value="21.523161351088" table:style-name="ce1">
            <text:p>21.52316135</text:p>
          </table:table-cell>
          <table:table-cell office:value-type="float" office:value="20.915671240432005" table:style-name="ce1">
            <text:p>20.91567124</text:p>
          </table:table-cell>
          <table:table-cell office:value-type="float" office:value="22.660663445872" table:style-name="ce1">
            <text:p>22.66066345</text:p>
          </table:table-cell>
          <table:table-cell office:value-type="float" office:value="20.036896868704002" table:style-name="ce1">
            <text:p>20.03689687</text:p>
          </table:table-cell>
          <table:table-cell office:value-type="float" office:value="20.572534994848002" table:style-name="ce1">
            <text:p>20.57253499</text:p>
          </table:table-cell>
          <table:table-cell office:value-type="float" office:value="19.874927191120001" table:style-name="ce1">
            <text:p>19.87492719</text:p>
          </table:table-cell>
          <table:table-cell office:value-type="float" office:value="20.827103186176004" table:style-name="ce1">
            <text:p>20.82710319</text:p>
          </table:table-cell>
          <table:table-cell office:value-type="float" office:value="20.731085427328004" table:style-name="ce1">
            <text:p>20.73108543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2.642143611439998" table:style-name="ce1">
            <text:p>22.64214361</text:p>
          </table:table-cell>
          <table:table-cell office:value-type="float" office:value="23.122734595456002" table:style-name="ce1">
            <text:p>23.1227346</text:p>
          </table:table-cell>
          <table:table-cell office:value-type="float" office:value="23.602663667055999" table:style-name="ce1">
            <text:p>23.602663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63.850982876726199" table:style-name="ce1">
            <text:p>63.85098288</text:p>
          </table:table-cell>
          <table:table-cell office:value-type="float" office:value="65.676224298709798" table:style-name="ce1">
            <text:p>65.6762243</text:p>
          </table:table-cell>
          <table:table-cell office:value-type="float" office:value="68.843295864735595" table:style-name="ce1">
            <text:p>68.84329586</text:p>
          </table:table-cell>
          <table:table-cell office:value-type="float" office:value="69.020967052905306" table:style-name="ce1">
            <text:p>69.02096705</text:p>
          </table:table-cell>
          <table:table-cell office:value-type="float" office:value="67.109320443253509" table:style-name="ce1">
            <text:p>67.10932044</text:p>
          </table:table-cell>
          <table:table-cell office:value-type="float" office:value="69.705288670557991" table:style-name="ce1">
            <text:p>69.70528867</text:p>
          </table:table-cell>
          <table:table-cell office:value-type="float" office:value="57.621359813634996" table:style-name="ce1">
            <text:p>57.62135981</text:p>
          </table:table-cell>
          <table:table-cell office:value-type="float" office:value="61.358228480759102" table:style-name="ce1">
            <text:p>61.35822848</text:p>
          </table:table-cell>
          <table:table-cell office:value-type="float" office:value="65.559835171930914" table:style-name="ce1">
            <text:p>65.55983517</text:p>
          </table:table-cell>
          <table:table-cell office:value-type="float" office:value="59.014914200493898" table:style-name="ce1">
            <text:p>59.0149142</text:p>
          </table:table-cell>
          <table:table-cell office:value-type="float" office:value="60.055943449048094" table:style-name="ce1">
            <text:p>60.05594345</text:p>
          </table:table-cell>
          <table:table-cell office:value-type="float" office:value="58.763812672386202" table:style-name="ce1">
            <text:p>58.76381267</text:p>
          </table:table-cell>
          <table:table-cell office:value-type="float" office:value="60.454805115158997" table:style-name="ce1">
            <text:p>60.45480512</text:p>
          </table:table-cell>
          <table:table-cell office:value-type="float" office:value="55.949897448259996" table:style-name="ce1">
            <text:p>55.94989745</text:p>
          </table:table-cell>
          <table:table-cell office:value-type="float" office:value="59.598040226279998" table:style-name="ce1">
            <text:p>59.59804023</text:p>
          </table:table-cell>
          <table:table-cell office:value-type="float" office:value="64.271203517837904" table:style-name="ce1">
            <text:p>64.27120352</text:p>
          </table:table-cell>
          <table:table-cell office:value-type="float" office:value="64.767446883361401" table:style-name="ce1">
            <text:p>64.76744688</text:p>
          </table:table-cell>
          <table:table-cell office:value-type="float" office:value="64.680753721960997" table:style-name="ce1">
            <text:p>64.68075372</text:p>
          </table:table-cell>
          <table:table-cell office:value-type="float" office:value="65.061505923365289" table:style-name="ce1">
            <text:p>65.06150592</text:p>
          </table:table-cell>
          <table:table-cell office:value-type="float" office:value="65.310341144306207" table:style-name="ce1">
            <text:p>65.3103411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43.73476942240364" table:style-name="ce1">
            <text:p>343.7347694</text:p>
          </table:table-cell>
          <table:table-cell office:value-type="float" office:value="365.41877696654461" table:style-name="ce1">
            <text:p>365.418777</text:p>
          </table:table-cell>
          <table:table-cell office:value-type="float" office:value="386.23072174553039" table:style-name="ce1">
            <text:p>386.2307217</text:p>
          </table:table-cell>
          <table:table-cell office:value-type="float" office:value="385.95177952246138" table:style-name="ce1">
            <text:p>385.9517795</text:p>
          </table:table-cell>
          <table:table-cell office:value-type="float" office:value="376.8798149962355" table:style-name="ce1">
            <text:p>376.879815</text:p>
          </table:table-cell>
          <table:table-cell office:value-type="float" office:value="386.22414257101889" table:style-name="ce1">
            <text:p>386.2241426</text:p>
          </table:table-cell>
          <table:table-cell office:value-type="float" office:value="336.23782187771724" table:style-name="ce1">
            <text:p>336.2378219</text:p>
          </table:table-cell>
          <table:table-cell office:value-type="float" office:value="351.22404655636882" table:style-name="ce1">
            <text:p>351.2240466</text:p>
          </table:table-cell>
          <table:table-cell office:value-type="float" office:value="368.55950395584415" table:style-name="ce1">
            <text:p>368.559504</text:p>
          </table:table-cell>
          <table:table-cell office:value-type="float" office:value="326.42275356966542" table:style-name="ce1">
            <text:p>326.4227536</text:p>
          </table:table-cell>
          <table:table-cell office:value-type="float" office:value="333.05537764379909" table:style-name="ce1">
            <text:p>333.0553776</text:p>
          </table:table-cell>
          <table:table-cell office:value-type="float" office:value="342.78515548376544" table:style-name="ce1">
            <text:p>342.7851555</text:p>
          </table:table-cell>
          <table:table-cell office:value-type="float" office:value="303.21734627914248" table:style-name="ce1">
            <text:p>303.2173463</text:p>
          </table:table-cell>
          <table:table-cell office:value-type="float" office:value="248.2847619097038" table:style-name="ce1">
            <text:p>248.2847619</text:p>
          </table:table-cell>
          <table:table-cell office:value-type="float" office:value="264.23464945247923" table:style-name="ce1">
            <text:p>264.2346495</text:p>
          </table:table-cell>
          <table:table-cell office:value-type="float" office:value="285.60811753130417" table:style-name="ce1">
            <text:p>285.6081175</text:p>
          </table:table-cell>
          <table:table-cell office:value-type="float" office:value="344.37333339020523" table:style-name="ce1">
            <text:p>344.3733334</text:p>
          </table:table-cell>
          <table:table-cell office:value-type="float" office:value="351.75702799188423" table:style-name="ce1">
            <text:p>351.757028</text:p>
          </table:table-cell>
          <table:table-cell office:value-type="float" office:value="338.84561254280226" table:style-name="ce1">
            <text:p>338.8456125</text:p>
          </table:table-cell>
          <table:table-cell office:value-type="float" office:value="346.64827186571245" table:style-name="ce1">
            <text:p>346.64827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26.159234272600003" table:style-name="ce1">
            <text:p>26.15923427</text:p>
          </table:table-cell>
          <table:table-cell office:value-type="float" office:value="26.427587705450001" table:style-name="ce1">
            <text:p>26.42758771</text:p>
          </table:table-cell>
          <table:table-cell office:value-type="float" office:value="26.2474794213" table:style-name="ce1">
            <text:p>26.24747942</text:p>
          </table:table-cell>
          <table:table-cell office:value-type="float" office:value="26.053175417200002" table:style-name="ce1">
            <text:p>26.05317542</text:p>
          </table:table-cell>
          <table:table-cell office:value-type="float" office:value="26.03229001195" table:style-name="ce1">
            <text:p>26.03229001</text:p>
          </table:table-cell>
          <table:table-cell office:value-type="float" office:value="26.347291666650001" table:style-name="ce1">
            <text:p>26.34729167</text:p>
          </table:table-cell>
          <table:table-cell office:value-type="float" office:value="26.4454242049" table:style-name="ce1">
            <text:p>26.4454242</text:p>
          </table:table-cell>
          <table:table-cell office:value-type="float" office:value="26.492399008650001" table:style-name="ce1">
            <text:p>26.49239901</text:p>
          </table:table-cell>
          <table:table-cell office:value-type="float" office:value="26.40210657035" table:style-name="ce1">
            <text:p>26.40210657</text:p>
          </table:table-cell>
          <table:table-cell office:value-type="float" office:value="26.291223873150003" table:style-name="ce1">
            <text:p>26.29122387</text:p>
          </table:table-cell>
          <table:table-cell office:value-type="float" office:value="26.042395368699999" table:style-name="ce1">
            <text:p>26.04239537</text:p>
          </table:table-cell>
          <table:table-cell office:value-type="float" office:value="26.111547887100002" table:style-name="ce1">
            <text:p>26.11154789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27.138032215799999" table:style-name="ce1">
            <text:p>27.13803222</text:p>
          </table:table-cell>
          <table:table-cell office:value-type="float" office:value="27.139424971400004" table:style-name="ce1">
            <text:p>27.13942497</text:p>
          </table:table-cell>
          <table:table-cell office:value-type="float" office:value="27.050002372950004" table:style-name="ce1">
            <text:p>27.05000237</text:p>
          </table:table-cell>
          <table:table-cell office:value-type="float" office:value="26.543553950050004" table:style-name="ce1">
            <text:p>26.54355395</text:p>
          </table:table-cell>
          <table:table-cell office:value-type="float" office:value="26.452288538000001" table:style-name="ce1">
            <text:p>26.45228854</text:p>
          </table:table-cell>
          <table:table-cell office:value-type="float" office:value="26.452996483450004" table:style-name="ce1">
            <text:p>26.4529964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37.195533813399997" table:style-name="ce1">
            <text:p>37.19553381</text:p>
          </table:table-cell>
          <table:table-cell office:value-type="float" office:value="38.835160380250002" table:style-name="ce1">
            <text:p>38.83516038</text:p>
          </table:table-cell>
          <table:table-cell office:value-type="float" office:value="39.331161577299994" table:style-name="ce1">
            <text:p>39.33116158</text:p>
          </table:table-cell>
          <table:table-cell office:value-type="float" office:value="38.997385973999997" table:style-name="ce1">
            <text:p>38.99738597</text:p>
          </table:table-cell>
          <table:table-cell office:value-type="float" office:value="38.889210957949999" table:style-name="ce1">
            <text:p>38.88921096</text:p>
          </table:table-cell>
          <table:table-cell office:value-type="float" office:value="39.134095947849993" table:style-name="ce1">
            <text:p>39.13409595</text:p>
          </table:table-cell>
          <table:table-cell office:value-type="float" office:value="39.505263810499997" table:style-name="ce1">
            <text:p>39.50526381</text:p>
          </table:table-cell>
          <table:table-cell office:value-type="float" office:value="39.335481609849992" table:style-name="ce1">
            <text:p>39.33548161</text:p>
          </table:table-cell>
          <table:table-cell office:value-type="float" office:value="39.163456233149994" table:style-name="ce1">
            <text:p>39.16345623</text:p>
          </table:table-cell>
          <table:table-cell office:value-type="float" office:value="37.657108201549995" table:style-name="ce1">
            <text:p>37.6571082</text:p>
          </table:table-cell>
          <table:table-cell office:value-type="float" office:value="37.5588027903" table:style-name="ce1">
            <text:p>37.55880279</text:p>
          </table:table-cell>
          <table:table-cell office:value-type="float" office:value="39.136842463899995" table:style-name="ce1">
            <text:p>39.13684246</text:p>
          </table:table-cell>
          <table:table-cell office:value-type="float" office:value="34.66630231645" table:style-name="ce1">
            <text:p>34.66630232</text:p>
          </table:table-cell>
          <table:table-cell office:value-type="float" office:value="31.64156152935" table:style-name="ce1">
            <text:p>31.64156153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38.056918626449999" table:style-name="ce1">
            <text:p>38.05691863</text:p>
          </table:table-cell>
          <table:table-cell office:value-type="float" office:value="36.581612393999997" table:style-name="ce1">
            <text:p>36.58161239</text:p>
          </table:table-cell>
          <table:table-cell office:value-type="float" office:value="37.255574505449999" table:style-name="ce1">
            <text:p>37.2555745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7.6731517407999998" table:style-name="ce1">
            <text:p>7.673151741</text:p>
          </table:table-cell>
          <table:table-cell office:value-type="float" office:value="11.2103992232" table:style-name="ce1">
            <text:p>11.21039922</text:p>
          </table:table-cell>
          <table:table-cell office:value-type="float" office:value="11.022655890400001" table:style-name="ce1">
            <text:p>11.02265589</text:p>
          </table:table-cell>
          <table:table-cell office:value-type="float" office:value="11.169127885199998" table:style-name="ce1">
            <text:p>11.16912789</text:p>
          </table:table-cell>
          <table:table-cell office:value-type="float" office:value="11.254255613999998" table:style-name="ce1">
            <text:p>11.25425561</text:p>
          </table:table-cell>
          <table:table-cell office:value-type="float" office:value="8.9765639119999978" table:style-name="ce1">
            <text:p>8.9765639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4184398644" table:style-name="ce1">
            <text:p>10.41843986</text:p>
          </table:table-cell>
          <table:table-cell office:value-type="float" office:value="11.6323815756" table:style-name="ce1">
            <text:p>11.63238158</text:p>
          </table:table-cell>
          <table:table-cell office:value-type="float" office:value="9.5746632076000004" table:style-name="ce1">
            <text:p>9.574663208</text:p>
          </table:table-cell>
          <table:table-cell office:value-type="float" office:value="9.6453121603999996" table:style-name="ce1">
            <text:p>9.64531216</text:p>
          </table:table-cell>
          <table:table-cell office:value-type="float" office:value="9.9367528608000004" table:style-name="ce1">
            <text:p>9.936752861</text:p>
          </table:table-cell>
          <table:table-cell office:value-type="float" office:value="9.2366586759999993" table:style-name="ce1">
            <text:p>9.2366586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9.7391138239999986" table:style-name="ce1">
            <text:p>9.739113824</text:p>
          </table:table-cell>
          <table:table-cell office:value-type="float" office:value="8.5175866851999995" table:style-name="ce1">
            <text:p>8.517586685</text:p>
          </table:table-cell>
          <table:table-cell office:value-type="float" office:value="6.9331598608" table:style-name="ce1">
            <text:p>6.933159861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24:07Z</dc:date>
  </office:meta>
</office:document-meta>
</file>